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 style:master-page-name="">
      <style:table-properties style:width="17cm" style:page-number="auto" fo:break-before="auto" fo:break-after="auto" table:align="left" fo:keep-with-next="auto"/>
    </style:style>
    <style:style style:name="Tabla1.A" style:family="table-column">
      <style:table-column-properties style:column-width="3.327cm"/>
    </style:style>
    <style:style style:name="Tabla1.B" style:family="table-column">
      <style:table-column-properties style:column-width="2.505cm"/>
    </style:style>
    <style:style style:name="Tabla1.C" style:family="table-column">
      <style:table-column-properties style:column-width="5.142cm"/>
    </style:style>
    <style:style style:name="Tabla1.D" style:family="table-column">
      <style:table-column-properties style:column-width="2.734cm"/>
    </style:style>
    <style:style style:name="Tabla1.E" style:family="table-column">
      <style:table-column-properties style:column-width="3.293cm"/>
    </style:style>
    <style:style style:name="Tab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>
      <style:paragraph-properties fo:margin-left="0cm" fo:margin-right="0cm" fo:text-indent="0cm" style:auto-text-indent="false" fo:keep-with-next="auto"/>
    </style:style>
    <style:style style:name="P2" style:family="paragraph" style:parent-style-name="Table_20_Contents">
      <style:paragraph-properties fo:margin-left="0cm" fo:margin-right="0cm" fo:text-indent="0cm" style:auto-text-indent="false" fo:keep-with-next="auto"/>
    </style:style>
    <style:style style:name="P3" style:family="paragraph" style:parent-style-name="Table_20_Contents">
      <style:paragraph-properties fo:margin-left="0cm" fo:margin-right="0cm" fo:text-indent="0cm" style:auto-text-indent="false" fo:keep-with-next="auto"/>
      <style:text-properties loext:padding="0cm" loext:border="non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6" style:family="paragraph" style:parent-style-name="Text_20_body">
      <style:paragraph-properties fo:margin-left="0cm" fo:margin-right="0cm" fo:text-indent="0cm" style:auto-text-indent="false" fo:keep-with-next="auto"/>
    </style:style>
    <style:style style:name="P7" style:family="paragraph" style:parent-style-name="Text_20_body" style:list-style-name="L5">
      <style:paragraph-properties fo:margin-left="0cm" fo:margin-right="0cm" fo:text-indent="0cm" style:auto-text-indent="false" fo:keep-with-next="auto"/>
    </style:style>
    <style:style style:name="P8" style:family="paragraph" style:parent-style-name="Text_20_body" style:list-style-name="L6">
      <style:paragraph-properties fo:margin-left="0cm" fo:margin-right="0cm" fo:text-indent="0cm" style:auto-text-indent="false" fo:keep-with-next="auto"/>
    </style:style>
    <style:style style:name="T1" style:family="text">
      <style:text-properties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model-response-message-contentr_a3299a3c7a911593">
        <text:h text:style-name="P1" text:outline-level="3"><text:span text:style-name="T1">Introducción al Ejercicio</text:span> 🤓</text:h>
        <text:p text:style-name="P6">¡Hola a todos! En este ejercicio, vamos a sumergirnos en el corazón de un ordenador: <text:span text:style-name="T1">la placa base</text:span>. Suena complicado, ¿verdad? ¡Pero no lo es! Es como el sistema nervioso central que conecta todos los componentes. Vuestro objetivo es convertiros en detectives de hardware y aprender a identificar los diferentes tipos de <text:span text:style-name="T1">conectores externos e internos</text:span>. 🕵️‍♂️</text:p>
        <text:p text:style-name="Horizontal_20_Line"/>
        <text:h text:style-name="P1" text:outline-level="3"><text:span text:style-name="T1">Paso a Paso para ser un Detective de Placas Base</text:span> 🕵️‍♀️</text:h>
        <text:list text:style-name="L5">
          <text:list-item>
            <text:p text:style-name="P7"><text:span text:style-name="T1">Observación y Reconocimiento General</text:span>: Primero, coloca la placa base sobre una superficie plana y bien iluminada. Tómate unos minutos para observarla detenidamente. 🧐</text:p>
          </text:list-item>
          <text:list-item>
            <text:p text:style-name="P7"><text:span text:style-name="T1">Identificación de la Placa Base</text:span>: Cada placa base tiene un modelo y fabricante específicos. Esta información es crucial para documentar vuestros hallazgos.</text:p>
            <text:list>
              <text:list-item>
                <text:p text:style-name="P7"><text:span text:style-name="T1">¿Dónde buscar?</text:span>: La mayoría de las veces, el nombre del fabricante (como <text:span text:style-name="T1">ASUS, MSI, GIGABYTE</text:span>) y el modelo están impresos directamente en la placa, cerca del zócalo del procesador o de las ranuras de memoria.</text:p>
              </text:list-item>
              <text:list-item>
                <text:p text:style-name="P7"><text:span text:style-name="T1">Ejemplo</text:span>: Podrías ver algo como "ASUS ROG STRIX Z690-F GAMING WIFI" o "GIGABYTE B550 AORUS ELITE". Anota esta información en tu hoja de trabajo.</text:p>
              </text:list-item>
            </text:list>
          </text:list-item>
          <text:list-item>
            <text:p text:style-name="P7"><text:span text:style-name="T1">Localización de Conectores</text:span>: Utiliza el dedo o un lápiz para ir recorriendo el perímetro de la placa y también el interior. Fíjate en todos los puertos, ranuras y pines. ¡Hay muchos! 🤩</text:p>
          </text:list-item>
          <text:list-item>
            <text:p text:style-name="P7"><text:span text:style-name="T1">Clasificación y Documentación</text:span>: Ahora viene la parte más importante. Debéis clasificar los conectores que encontréis en dos categorías principales: <text:span text:style-name="T1">Conectores Internos</text:span> y <text:span text:style-name="T1">Conectores Externos</text:span>.</text:p>
            <text:list>
              <text:list-item>
                <text:p text:style-name="P7"><text:span text:style-name="T1">Conectores Internos</text:span>: Sirven para conectar componentes que van dentro de la caja del ordenador (disco duro, memoria, tarjeta gráfica).</text:p>
              </text:list-item>
              <text:list-item>
                <text:p text:style-name="P7"><text:span text:style-name="T1">Conectores Externos</text:span>: Son los que se ven desde fuera de la caja y se usan para conectar dispositivos periféricos (teclado, ratón, monitor).</text:p>
              </text:list-item>
            </text:list>
          </text:list-item>
          <text:list-item>
            <text:p text:style-name="P7"><text:span text:style-name="T1">Creación de la Tabla</text:span>: Vuestro trabajo es rellenar una tabla como la que se muestra a continuación. La tabla solo incluye los conectores más comunes. Deben identificar los que aparecen en la placa que están analizando y anotar dónde se ubican.</text:p>
          </text:list-item>
        </text:list>
        <text:p text:style-name="Horizontal_20_Line"/>
        <text:h text:style-name="P1" text:outline-level="3"><text:span text:style-name="T1">Tabla de Identificación de Conectores</text:span> 📝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header-rows>
            <table:table-row>
              <table:table-cell table:style-name="Tabla1.A1" office:value-type="string">
                <text:p text:style-name="P2">Tipo de Conector</text:p>
              </table:table-cell>
              <table:table-cell table:style-name="Tabla1.A1" office:value-type="string">
                <text:p text:style-name="P2">¿Externo o Interno?</text:p>
              </table:table-cell>
              <table:table-cell table:style-name="Tabla1.A1" office:value-type="string">
                <text:p text:style-name="P2">Función</text:p>
              </table:table-cell>
              <table:table-cell table:style-name="Tabla1.A1" office:value-type="string">
                <text:p text:style-name="P2">¿Está en tu Placa? (Sí/No)</text:p>
              </table:table-cell>
              <table:table-cell table:style-name="Tabla1.A1" office:value-type="string">
                <text:p text:style-name="P2">Localización en la Placa</text:p>
              </table:table-cell>
            </table:table-row>
          </table:table-header-rows>
          <table:table-row>
            <table:table-cell table:style-name="Tabla1.A1" office:value-type="string">
              <text:p text:style-name="P3">ATX de 24 pines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Suministra energía principal a la placa base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ext:soft-page-break/>
          <table:table-row>
            <table:table-cell table:style-name="Tabla1.A1" office:value-type="string">
              <text:p text:style-name="P3">EPS de 4/8 pines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Suministra energía al procesador (CPU)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SATA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Conecta discos duros y unidades SSD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USB 2.0 (9 pines)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Conecta los puertos USB frontales de la caja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USB 3.0 (19 pines)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Conecta los puertos USB 3.0 frontales de la caja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Conector de Audio Frontal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Conecta los puertos de audio y micrófono de la caja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M.2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Ranura para unidades SSD de alta velocidad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PCI Express (PCIe) x16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Ranura principal para la tarjeta gráfica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PCI Express (PCIe) x1</text:p>
            </table:table-cell>
            <table:table-cell table:style-name="Tabla1.A1" office:value-type="string">
              <text:p text:style-name="P2">Interno</text:p>
            </table:table-cell>
            <table:table-cell table:style-name="Tabla1.A1" office:value-type="string">
              <text:p text:style-name="P2">Ranura para otras tarjetas de expansión (red, sonido)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HDMI</text:p>
            </table:table-cell>
            <table:table-cell table:style-name="Tabla1.A1" office:value-type="string">
              <text:p text:style-name="P2">Externo</text:p>
            </table:table-cell>
            <table:table-cell table:style-name="Tabla1.A1" office:value-type="string">
              <text:p text:style-name="P2">Transmite video y audio de alta definición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DisplayPort</text:p>
            </table:table-cell>
            <table:table-cell table:style-name="Tabla1.A1" office:value-type="string">
              <text:p text:style-name="P2">Externo</text:p>
            </table:table-cell>
            <table:table-cell table:style-name="Tabla1.A1" office:value-type="string">
              <text:p text:style-name="P2">Transmite video de alta resolución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USB Tipo-A</text:p>
            </table:table-cell>
            <table:table-cell table:style-name="Tabla1.A1" office:value-type="string">
              <text:p text:style-name="P2">Externo</text:p>
            </table:table-cell>
            <table:table-cell table:style-name="Tabla1.A1" office:value-type="string">
              <text:p text:style-name="P2">Puertos estándar para periféricos (teclado, ratón)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USB Tipo-C</text:p>
            </table:table-cell>
            <table:table-cell table:style-name="Tabla1.A1" office:value-type="string">
              <text:p text:style-name="P2">Externo</text:p>
            </table:table-cell>
            <table:table-cell table:style-name="Tabla1.A1" office:value-type="string">
              <text:p text:style-name="P2">Puerto reversible para datos y carga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Ethernet (RJ-45)</text:p>
            </table:table-cell>
            <table:table-cell table:style-name="Tabla1.A1" office:value-type="string">
              <text:p text:style-name="P2">Externo</text:p>
            </table:table-cell>
            <table:table-cell table:style-name="Tabla1.A1" office:value-type="string">
              <text:p text:style-name="P2">Conecta a la red de internet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5"/>
            </table:table-cell>
          </table:table-row>
          <table:table-row>
            <table:table-cell table:style-name="Tabla1.A1" office:value-type="string">
              <text:p text:style-name="P3">Audio Jacks (3.5mm)</text:p>
            </table:table-cell>
            <table:table-cell table:style-name="Tabla1.A1" office:value-type="string">
              <text:p text:style-name="P2">Externo</text:p>
            </table:table-cell>
            <table:table-cell table:style-name="Tabla1.A1" office:value-type="string">
              <text:p text:style-name="P2">Puertos para altavoces, auriculares y micrófono.</text:p>
            </table:table-cell>
            <table:table-cell table:style-name="Tabla1.A1" office:value-type="string">
              <text:p text:style-name="P5"/>
            </table:table-cell>
            <table:table-cell table:style-name="Tabla1.A1" office:value-type="string">
              <text:p text:style-name="P4"/>
            </table:table-cell>
          </table:table-row>
        </table:table>
        <text:p text:style-name="Horizontal_20_Line"/>
        <text:h text:style-name="P1" text:outline-level="3"><text:span text:style-name="T1">¡Consejos Adicionales!</text:span> 💡</text:h>
        <text:list text:style-name="L6">
          <text:list-item>
            <text:p text:style-name="P8"><text:soft-page-break/><text:span text:style-name="T1">Busca las etiquetas</text:span>: La mayoría de los conectores tienen una etiqueta pequeña junto a ellos que te ayuda a identificarlos (por ejemplo, "CPU_FAN", "SATA_1", "USB_HEADER").</text:p>
          </text:list-item>
          <text:list-item>
            <text:p text:style-name="P8"><text:span text:style-name="T1">No tengas miedo</text:span>: Las placas base son robustas, pero manéjalas con cuidado. Si no estás seguro, ¡pregunta!</text:p>
          </text:list-item>
          <text:list-item>
            <text:p text:style-name="P8"><text:span text:style-name="T1">Haz un esquema</text:span>: Si te ayuda a visualizar, puedes hacer un pequeño dibujo de la placa base y marcar la ubicación de los conectores que encuentres.</text:p>
          </text:list-item>
        </text:list>
        <text:p text:style-name="P6">¡Buena suerte, futuros expertos en hardware! ¡A identificar se ha dicho! 💪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8T21:06:26.939354527</meta:creation-date>
    <dc:date>2025-09-08T21:27:28.324812022</dc:date>
    <meta:editing-duration>PT9M36S</meta:editing-duration>
    <meta:editing-cycles>1</meta:editing-cycles>
    <meta:document-statistic meta:table-count="1" meta:image-count="0" meta:object-count="0" meta:page-count="3" meta:paragraph-count="68" meta:word-count="589" meta:character-count="3614" meta:non-whitespace-character-count="3105"/>
    <meta:generator>LibreOffice/24.2.2.2$Linux_X86_64 LibreOffice_project/d56cc158d8a96260b836f100ef4b4ef25d6f1a01</meta:generator>
  </office:meta>
</office:document-meta>
</file>